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Hints.registerJdkProxy( TypeReference ... proxiedInterf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yHints.registerJdkProxy( Consumer &lt; JdkProxyHint . Builder &gt; jdkProxy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xyHints.registerJdkProxy( Class &lt; ? &gt; ... proxiedInterf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yHints.jdkProxyH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